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db59"/>
    </style:style>
    <style:style style:name="P2" style:family="paragraph" style:parent-style-name="Subtitle">
      <style:text-properties officeooo:rsid="0019db59" officeooo:paragraph-rsid="0019db59"/>
    </style:style>
    <style:style style:name="P3" style:family="paragraph" style:parent-style-name="Text_20_body">
      <style:text-properties officeooo:rsid="0019db59" officeooo:paragraph-rsid="0019db59"/>
    </style:style>
    <style:style style:name="P4" style:family="paragraph" style:parent-style-name="Text_20_body" style:list-style-name="L1">
      <style:text-properties officeooo:rsid="0019db59" officeooo:paragraph-rsid="0019db59"/>
    </style:style>
    <style:style style:name="P5" style:family="paragraph" style:parent-style-name="Text_20_body" style:list-style-name="L2">
      <style:text-properties officeooo:rsid="0019db59" officeooo:paragraph-rsid="0019db59"/>
    </style:style>
    <style:style style:name="P6" style:family="paragraph" style:parent-style-name="Text_20_body">
      <style:text-properties officeooo:paragraph-rsid="0019db59"/>
    </style:style>
    <style:style style:name="P7" style:family="paragraph" style:parent-style-name="Text_20_body" style:list-style-name="L2">
      <style:text-properties officeooo:rsid="001b18d3" officeooo:paragraph-rsid="001b18d3"/>
    </style:style>
    <style:style style:name="P8" style:family="paragraph" style:parent-style-name="Text_20_body">
      <style:text-properties officeooo:rsid="001b18d3" officeooo:paragraph-rsid="001b18d3"/>
    </style:style>
    <style:style style:name="P9" style:family="paragraph" style:parent-style-name="Text_20_body">
      <style:text-properties officeooo:rsid="001b18d3" officeooo:paragraph-rsid="001bd43f"/>
    </style:style>
    <style:style style:name="P10" style:family="paragraph" style:parent-style-name="Title">
      <style:text-properties officeooo:rsid="0019db59" officeooo:paragraph-rsid="0019db59"/>
    </style:style>
    <style:style style:name="T1" style:family="text">
      <style:text-properties officeooo:rsid="0019db59"/>
    </style:style>
    <style:style style:name="T2" style:family="text">
      <style:text-properties officeooo:rsid="001b1f83"/>
    </style:style>
    <style:style style:name="T3" style:family="text">
      <style:text-properties officeooo:rsid="001bd4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NUX NOTES:</text:p>
      <text:p text:style-name="P2">Date:5-April-2020</text:p>
      <text:h text:style-name="P1" text:outline-level="1"><text:span text:style-name="T1">File Systems:</text:span></text:h>
      <text:p text:style-name="P6"/>
      <text:list xml:id="list940068332" text:style-name="L1">
        <text:list-item>
          <text:p text:style-name="P4">Organizes in hierarchical System.</text:p>
        </text:list-item>
        <text:list-item>
          <text:p text:style-name="P4">Stores data in directories.</text:p>
        </text:list-item>
        <text:list-item>
          <text:p text:style-name="P4">Commands:</text:p>
        </text:list-item>
      </text:list>
      <text:list xml:id="list3911750657" text:style-name="L2">
        <text:list-item>
          <text:p text:style-name="P5">CD /:</text:p>
        </text:list-item>
      </text:list>
      <text:p text:style-name="P3">take it to root directory.</text:p>
      <text:list xml:id="list161555848059061" text:continue-numbering="true" text:style-name="L2">
        <text:list-item>
          <text:p text:style-name="P7">CD ..</text:p>
        </text:list-item>
      </text:list>
      <text:p text:style-name="P8">Take it to one directory backward</text:p>
      <text:list xml:id="list161555685742389" text:continue-numbering="true" text:style-name="L2">
        <text:list-item>
          <text:p text:style-name="P7">mkdir foldername</text:p>
        </text:list-item>
      </text:list>
      <text:p text:style-name="P8">Make a folder using CLI</text:p>
      <text:list xml:id="list161555953698364" text:continue-numbering="true" text:style-name="L2">
        <text:list-item>
          <text:p text:style-name="P7">touch filename</text:p>
        </text:list-item>
      </text:list>
      <text:p text:style-name="P8">creates a file of name filename</text:p>
      <text:list xml:id="list161556706260530" text:continue-numbering="true" text:style-name="L2">
        <text:list-item>
          <text:p text:style-name="P7">vi filename</text:p>
        </text:list-item>
      </text:list>
      <text:p text:style-name="P8">edit the file of filename</text:p>
      <text:list xml:id="list161555307912793" text:continue-numbering="true" text:style-name="L2">
        <text:list-item>
          <text:p text:style-name="P7">i</text:p>
          <text:p text:style-name="P7">1# vi filename ENTER</text:p>
        </text:list-item>
      </text:list>
      <text:p text:style-name="P8"><text:tab/>2# i</text:p>
      <text:p text:style-name="P8"><text:tab/>Go to insert mode now you can edit the file </text:p>
      <text:p text:style-name="P9"><text:tab/><text:span text:style-name="T3">3#Esc(escape key)</text:span></text:p>
      <text:p text:style-name="P9"><text:span text:style-name="T3"><text:tab/> to go to exit mode</text:span></text:p>
      <text:p text:style-name="P9"><text:span text:style-name="T3"><text:tab/>4</text:span><text:span text:style-name="T2">#(colon):wq</text:span></text:p>
      <text:p text:style-name="P8"><text:tab/><text:span text:style-name="T2">use for writing a file as ‘w’ and quit it as ‘q’</text:span></text:p>
      <text:list xml:id="list161556452996555" text:continue-numbering="true" text:style-name="L2">
        <text:list-item>
          <text:p text:style-name="P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5:04:41.346109590</meta:creation-date>
    <meta:generator>LibreOffice/6.4.2.2$Linux_X86_64 LibreOffice_project/470efa65018866d4eccd0320fc85de07297c8d71</meta:generator>
    <dc:date>2020-04-05T16:15:49.093613959</dc:date>
    <meta:editing-duration>PT9M53S</meta:editing-duration>
    <meta:editing-cycles>1</meta:editing-cycles>
    <meta:document-statistic meta:table-count="0" meta:image-count="0" meta:object-count="0" meta:page-count="1" meta:paragraph-count="25" meta:word-count="99" meta:character-count="489" meta:non-whitespace-character-count="417"/>
  </office:meta>
</office:document-meta>
</file>